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inherit" svg:font-family="inherit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1a4" officeooo:paragraph-rsid="001a01a4"/>
    </style:style>
    <style:style style:name="P2" style:family="paragraph" style:parent-style-name="Standard">
      <style:text-properties officeooo:rsid="001beaeb" officeooo:paragraph-rsid="001beaeb"/>
    </style:style>
    <style:style style:name="P3" style:family="paragraph" style:parent-style-name="Standard">
      <style:text-properties officeooo:rsid="001cae8f" officeooo:paragraph-rsid="001cae8f"/>
    </style:style>
    <style:style style:name="P4" style:family="paragraph" style:parent-style-name="Standard">
      <style:text-properties officeooo:rsid="001cf6b3" officeooo:paragraph-rsid="001cf6b3"/>
    </style:style>
    <style:style style:name="P5" style:family="paragraph" style:parent-style-name="Standard">
      <style:text-properties officeooo:rsid="001e7f49" officeooo:paragraph-rsid="001e7f49"/>
    </style:style>
    <style:style style:name="P6" style:family="paragraph" style:parent-style-name="Standard">
      <style:text-properties officeooo:rsid="001e7f49" officeooo:paragraph-rsid="001ec71b"/>
    </style:style>
    <style:style style:name="P7" style:family="paragraph" style:parent-style-name="Standard">
      <style:text-properties officeooo:rsid="001e7f49" officeooo:paragraph-rsid="001f30e9"/>
    </style:style>
    <style:style style:name="P8" style:family="paragraph" style:parent-style-name="Standard">
      <style:text-properties officeooo:rsid="001ec71b" officeooo:paragraph-rsid="001ec71b"/>
    </style:style>
    <style:style style:name="P9" style:family="paragraph" style:parent-style-name="Standard">
      <style:text-properties officeooo:rsid="001ec71b" officeooo:paragraph-rsid="001f30e9"/>
    </style:style>
    <style:style style:name="P10" style:family="paragraph" style:parent-style-name="Standard">
      <style:text-properties officeooo:rsid="001f30e9" officeooo:paragraph-rsid="001f30e9"/>
    </style:style>
    <style:style style:name="P11" style:family="paragraph" style:parent-style-name="Standard">
      <style:text-properties officeooo:rsid="001fcec0" officeooo:paragraph-rsid="001fcec0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30e9" officeooo:paragraph-rsid="001f30e9"/>
    </style:style>
    <style:style style:name="P13" style:family="paragraph" style:parent-style-name="Preformatted_20_Text">
      <style:text-properties officeooo:rsid="001fcec0" officeooo:paragraph-rsid="001fcec0"/>
    </style:style>
    <style:style style:name="P14" style:family="paragraph" style:parent-style-name="Preformatted_20_Text">
      <loext:graphic-properties draw:fill="solid" draw:fill-color="#eeeeff" draw:opacity="100%"/>
      <style:paragraph-properties fo:margin-top="0cm" fo:margin-bottom="0.397cm" loext:contextual-spacing="false" fo:orphans="2" fo:widows="2" fo:background-color="#eeeeff" fo:padding-left="0.318cm" fo:padding-right="0.318cm" fo:padding-top="0.212cm" fo:padding-bottom="0.212cm" fo:border="0.06pt solid #e8e8e8"/>
    </style:style>
    <style:style style:name="T1" style:family="text">
      <style:text-properties officeooo:rsid="001cae8f"/>
    </style:style>
    <style:style style:name="T2" style:family="text">
      <style:text-properties officeooo:rsid="001cf6b3"/>
    </style:style>
    <style:style style:name="T3" style:family="text">
      <style:text-properties officeooo:rsid="001f30e9"/>
    </style:style>
    <style:style style:name="T4" style:family="text">
      <style:text-properties fo:font-variant="normal" fo:text-transform="none" fo:color="#0086b3" fo:font-size="11.25pt" fo:letter-spacing="normal" fo:font-style="normal" fo:font-weight="normal" fo:background-color="#eeeeff" loext:char-shading-value="0" loext:padding="0cm" loext:border="none"/>
    </style:style>
    <style:style style:name="T5" style:family="text">
      <style:text-properties fo:font-variant="normal" fo:text-transform="none" fo:color="#111111" fo:font-size="11.25pt" fo:letter-spacing="normal" fo:font-style="normal" fo:font-weight="normal" fo:background-color="#eeeeff" loext:char-shading-value="0" loext:padding="0cm" loext:border="none"/>
    </style:style>
    <style:style style:name="T6" style:family="text">
      <style:text-properties fo:font-variant="normal" fo:text-transform="none" fo:color="#111111" fo:font-size="11.25pt" fo:letter-spacing="normal" fo:font-style="normal" fo:font-weight="bold" fo:background-color="#eeeeff" loext:char-shading-value="0" loext:padding="0cm" loext:border="none"/>
    </style:style>
    <style:style style:name="T7" style:family="text">
      <style:text-properties fo:font-variant="normal" fo:text-transform="none" fo:color="#111111" fo:letter-spacing="normal" fo:background-color="#eeeeff" loext:char-shading-value="0" loext:padding="0cm" loext:border="none"/>
    </style:style>
    <style:style style:name="T8" style:family="text">
      <style:text-properties fo:font-variant="normal" fo:text-transform="none" fo:color="#dd1144" fo:font-size="11.25pt" fo:letter-spacing="normal" fo:font-style="normal" fo:font-weight="normal" fo:background-color="#eeeeff" loext:char-shading-value="0" loext:padding="0cm" loext:border="none"/>
    </style:style>
    <style:style style:name="T9" style:family="text">
      <style:text-properties fo:font-variant="normal" fo:text-transform="none" fo:color="#999988" fo:font-size="11.25pt" fo:letter-spacing="normal" fo:font-style="italic" fo:font-weight="normal" fo:background-color="#eeeeff" loext:char-shading-value="0" loext:padding="0cm" loext:border="none"/>
    </style:style>
    <style:style style:name="T10" style:family="text">
      <style:text-properties fo:font-variant="normal" fo:text-transform="none" fo:color="#008080" fo:font-size="11.25pt" fo:letter-spacing="normal" fo:font-style="normal" fo:font-weight="normal" fo:background-color="#eeeeff" loext:char-shading-value="0" loext:padding="0cm" loext:border="none"/>
    </style:style>
    <style:style style:name="T11" style:family="text">
      <style:text-properties fo:font-variant="normal" fo:text-transform="none" fo:color="#990000" fo:font-size="11.25pt" fo:letter-spacing="normal" fo:font-style="normal" fo:font-weight="bold" fo:background-color="#eeeeff" loext:char-shading-value="0" loext:padding="0cm" loext:border="none"/>
    </style:style>
    <style:style style:name="T12" style:family="text">
      <style:text-properties fo:font-variant="normal" fo:text-transform="none" fo:color="#009999" fo:font-size="11.25pt" fo:letter-spacing="normal" fo:font-style="normal" fo:font-weight="normal" fo:background-color="#eeee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lhi uma imagem de Ios de um roteador da Cisco</text:p>
      <text:p text:style-name="P1">Escolhi um Idle-PC</text:p>
      <text:p text:style-name="P1"/>
      <text:p text:style-name="P1">Adicionei um Roteador a Topologia (C<text:span text:style-name="T2">1700</text:span>)</text:p>
      <text:p text:style-name="P1"/>
      <text:p text:style-name="P4">Roteador configurado com:</text:p>
      <text:p text:style-name="P4">Slot 0: C1700- MB-1FE</text:p>
      <text:p text:style-name="P4"/>
      <text:p text:style-name="P4">WIC Slot 0: WIC-1-ETENET</text:p>
      <text:p text:style-name="P4">WIC Slot 1: WIC-1-ETENET</text:p>
      <text:p text:style-name="P1"/>
      <text:p text:style-name="P1">No virtual Box, criei 2 máquinas virtuais</text:p>
      <text:p text:style-name="P1"/>
      <text:p text:style-name="P1">Criado uma VM (Cliente)</text:p>
      <text:p text:style-name="P1">Criado uma VM (Servidor)</text:p>
      <text:p text:style-name="P1"/>
      <text:p text:style-name="P1">No GNS3, adicionei o Cliente</text:p>
      <text:p text:style-name="P1">No GNS3, adicionei o Servidor</text:p>
      <text:p text:style-name="P1"/>
      <text:p text:style-name="P2">Adicionado Cliente e Servidor a Topologia</text:p>
      <text:p text:style-name="P2"/>
      <text:p text:style-name="P2">Adicionado 2 Switches</text:p>
      <text:p text:style-name="P2"/>
      <text:p text:style-name="P2">Conectado SW1(Porta <text:span text:style-name="T1">8</text:span>) com R1 (<text:span text:style-name="T1">Ethernet</text:span> 1)</text:p>
      <text:p text:style-name="P3">Conectado SW2(Porta 8) com R2 (Ethernet 2)</text:p>
      <text:p text:style-name="P3">Conectado o Cliente com SW1;</text:p>
      <text:p text:style-name="P3">Conectado o Servidor com SW2;</text:p>
      <text:p text:style-name="P3"/>
      <text:p text:style-name="P3">R1 Iniciado;</text:p>
      <text:p text:style-name="P3"/>
      <text:p text:style-name="P6"><text:a xlink:type="simple" xlink:href="http://commonerrors.blogspot.com.br/2015/08/cisco-basic-commands-for-beginners.html" text:style-name="Internet_20_link" text:visited-style-name="Visited_20_Internet_20_Link">http://commonerrors.blogspot.com.br/2015/08/cisco-basic-commands-for-beginners.html</text:a></text:p>
      <text:p text:style-name="P8"><text:a xlink:type="simple" xlink:href="https://www.freeccnaworkbook.com/workbooks/ccna/interface-ip-address-configuration" text:style-name="Internet_20_link" text:visited-style-name="Visited_20_Internet_20_Link">https://www.freeccnaworkbook.com/workbooks/ccna/interface-ip-address-configuration</text:a></text:p>
      <text:p text:style-name="P10"><text:a xlink:type="simple" xlink:href="http://www.9tut.com/configure-static-route-gns3-lab" text:style-name="Internet_20_link" text:visited-style-name="Visited_20_Internet_20_Link">http://www.9tut.com/configure-static-route-gns3-lab</text:a></text:p>
      <text:p text:style-name="P10"/>
      <text:p text:style-name="P8"/>
      <text:p text:style-name="P5">configure terminal</text:p>
      <text:p text:style-name="P5"><text:tab/>hostname Roteador</text:p>
      <text:p text:style-name="P8"><text:tab/>interface Ethernet0</text:p>
      <text:p text:style-name="P9"><text:tab/><text:tab/>ip address <text:span text:style-name="T3">10.234.51.254 255.255.255.0</text:span></text:p>
      <text:p text:style-name="P8"><text:tab/><text:tab/>no shutdown</text:p>
      <text:p text:style-name="P8"><text:tab/><text:tab/><text:span text:style-name="T3">^Z</text:span></text:p>
      <text:p text:style-name="P10">show run interface Ethernet0</text:p>
      <text:p text:style-name="P12"/>
      <text:p text:style-name="P10">Current configuration : 80 bytes</text:p>
      <text:p text:style-name="P10">!</text:p>
      <text:p text:style-name="P10">interface Ethernet0</text:p>
      <text:p text:style-name="P10"><text:s/>ip address 10.234.51.254 255.255.255.0</text:p>
      <text:p text:style-name="P10"><text:s/>half-duplex</text:p>
      <text:p text:style-name="P12">end</text:p>
      <text:p text:style-name="P10"/>
      <text:p text:style-name="P7">configure terminal</text:p>
      <text:p text:style-name="P7"><text:tab/>hostname Roteador</text:p>
      <text:p text:style-name="P9"><text:soft-page-break/><text:tab/>interface Ethernet<text:span text:style-name="T3">1</text:span></text:p>
      <text:p text:style-name="P9"><text:tab/><text:tab/>ip address <text:span text:style-name="T3">192.168.51.254 255.255.255.0</text:span></text:p>
      <text:p text:style-name="P9"><text:tab/><text:tab/>no shutdown</text:p>
      <text:p text:style-name="P9"><text:tab/><text:tab/><text:span text:style-name="T3">^Z</text:span></text:p>
      <text:p text:style-name="P10">show run interface Ethernet1</text:p>
      <text:p text:style-name="P12"/>
      <text:p text:style-name="P10"/>
      <text:p text:style-name="P10">Current configuration : 81 bytes</text:p>
      <text:p text:style-name="P10">!</text:p>
      <text:p text:style-name="P10">interface Ethernet1</text:p>
      <text:p text:style-name="P10"><text:s/>ip address 192.168.50.254 255.255.255.0</text:p>
      <text:p text:style-name="P10"><text:s/>half-duplex</text:p>
      <text:p text:style-name="P10">end</text:p>
      <text:p text:style-name="P12"/>
      <text:p text:style-name="P10"/>
      <text:p text:style-name="P10">show ip route</text:p>
      <text:p text:style-name="P12"/>
      <text:p text:style-name="P10">Codes: C - connected, S - static, R - RIP, M - mobile, B - BGP</text:p>
      <text:p text:style-name="P10"><text:s text:c="7"/>D - EIGRP, EX - EIGRP external, O - OSPF, IA - OSPF inter area </text:p>
      <text:p text:style-name="P10"><text:s text:c="7"/>N1 - OSPF NSSA external type 1, N2 - OSPF NSSA external type 2</text:p>
      <text:p text:style-name="P10"><text:s text:c="7"/>E1 - OSPF external type 1, E2 - OSPF external type 2</text:p>
      <text:p text:style-name="P10"><text:s text:c="7"/>i - IS-IS, su - IS-IS summary, L1 - IS-IS level-1, L2 - IS-IS level-2</text:p>
      <text:p text:style-name="P10"><text:s text:c="7"/>ia - IS-IS inter area, * - candidate default, U - per-user static route</text:p>
      <text:p text:style-name="P10"><text:s text:c="7"/>o - ODR, P - periodic downloaded static route</text:p>
      <text:p text:style-name="P10"/>
      <text:p text:style-name="P10">Gateway of last resort is not set</text:p>
      <text:p text:style-name="P10"/>
      <text:p text:style-name="P10"><text:s text:c="5"/>10.0.0.0/24 is subnetted, 1 subnets</text:p>
      <text:p text:style-name="P10">C <text:s text:c="6"/>10.234.51.0 is directly connected, Ethernet0</text:p>
      <text:p text:style-name="P12">C <text:s text:c="3"/>192.168.50.0/24 is directly connected, Ethernet1</text:p>
      <text:p text:style-name="P10"/>
      <text:p text:style-name="P8"><text:tab/></text:p>
      <text:p text:style-name="P11"><text:a xlink:type="simple" xlink:href="http://practicingruby.com/articles/implementing-an-http-file-server" text:style-name="Internet_20_link" text:visited-style-name="Visited_20_Internet_20_Link">http://practicingruby.com/articles/implementing-an-http-file-server</text:a></text:p>
      <text:p text:style-name="P11"/>
      <text:p text:style-name="P13"><text:span text:style-name="Source_20_Text"><text:span text:style-name="T4">require</text:span></text:span><text:span text:style-name="Source_20_Text"><text:span text:style-name="T5"> </text:span></text:span><text:span text:style-name="Source_20_Text"><text:span text:style-name="T8">'socket'</text:span></text:span><text:span text:style-name="Source_20_Text"><text:span text:style-name="T5"> </text:span></text:span><text:span text:style-name="Source_20_Text"><text:span text:style-name="T9"># Provides TCPServer and TCPSocket classes</text:span></text:span></text:p>
      <text:p text:style-name="P14"/>
      <text:p text:style-name="P14"><text:span text:style-name="Source_20_Text"><text:span text:style-name="T9"># Initialize a TCPServer object that will listen</text:span></text:span></text:p>
      <text:p text:style-name="P14"><text:span text:style-name="Source_20_Text"><text:span text:style-name="T9"># on localhost:2345 for incoming connections.</text:span></text:span></text:p>
      <text:p text:style-name="P14"><text:span text:style-name="Source_20_Text"><text:span text:style-name="T5">server </text:span></text:span><text:span text:style-name="Source_20_Text"><text:span text:style-name="T6">=</text:span></text:span><text:span text:style-name="Source_20_Text"><text:span text:style-name="T5"> </text:span></text:span><text:span text:style-name="Source_20_Text"><text:span text:style-name="T10">TCPServer</text:span></text:span><text:span text:style-name="Source_20_Text"><text:span text:style-name="T5">.</text:span></text:span><text:span text:style-name="Source_20_Text"><text:span text:style-name="T11">new</text:span></text:span><text:span text:style-name="Source_20_Text"><text:span text:style-name="T5">(</text:span></text:span><text:span text:style-name="Source_20_Text"><text:span text:style-name="T8">'localhost'</text:span></text:span><text:span text:style-name="Source_20_Text"><text:span text:style-name="T5">, </text:span></text:span><text:span text:style-name="Source_20_Text"><text:span text:style-name="T12">2345</text:span></text:span><text:span text:style-name="Source_20_Text"><text:span text:style-name="T5">)</text:span></text:span></text:p>
      <text:p text:style-name="P14"/>
      <text:p text:style-name="P14"><text:span text:style-name="Source_20_Text"><text:span text:style-name="T9"># loop infinitely, processing one incoming</text:span></text:span></text:p>
      <text:p text:style-name="P14"><text:span text:style-name="Source_20_Text"><text:span text:style-name="T9"># connection at a time.</text:span></text:span></text:p>
      <text:p text:style-name="P14"><text:span text:style-name="Source_20_Text"><text:span text:style-name="T6">loop</text:span></text:span><text:span text:style-name="Source_20_Text"><text:span text:style-name="T5"> </text:span></text:span><text:span text:style-name="Source_20_Text"><text:span text:style-name="T6">do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Wait until a client connects, then return a TCPSocket</text:span></text:span></text:p>
      <text:p text:style-name="P14"><text:soft-page-break/><text:span text:style-name="Source_20_Text"><text:span text:style-name="T7"><text:s text:c="2"/></text:span></text:span><text:span text:style-name="Source_20_Text"><text:span text:style-name="T9"># that can be used in a similar fashion to other Ruby</text:span></text:span></text:p>
      <text:p text:style-name="P14"><text:span text:style-name="Source_20_Text"><text:span text:style-name="T7"><text:s text:c="2"/></text:span></text:span><text:span text:style-name="Source_20_Text"><text:span text:style-name="T9"># I/O objects. (In fact, TCPSocket is a subclass of IO.)</text:span></text:span></text:p>
      <text:p text:style-name="P14"><text:span text:style-name="Source_20_Text"><text:span text:style-name="T7"><text:s text:c="2"/></text:span></text:span><text:span text:style-name="Source_20_Text"><text:span text:style-name="T5">socket </text:span></text:span><text:span text:style-name="Source_20_Text"><text:span text:style-name="T6">=</text:span></text:span><text:span text:style-name="Source_20_Text"><text:span text:style-name="T5"> server.</text:span></text:span><text:span text:style-name="Source_20_Text"><text:span text:style-name="T11">accept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Read the first line of the request (the Request-Line)</text:span></text:span></text:p>
      <text:p text:style-name="P14"><text:span text:style-name="Source_20_Text"><text:span text:style-name="T7"><text:s text:c="2"/></text:span></text:span><text:span text:style-name="Source_20_Text"><text:span text:style-name="T5">request </text:span></text:span><text:span text:style-name="Source_20_Text"><text:span text:style-name="T6">=</text:span></text:span><text:span text:style-name="Source_20_Text"><text:span text:style-name="T5"> socket.</text:span></text:span><text:span text:style-name="Source_20_Text"><text:span text:style-name="T11">gets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Log the request to the console for debugging</text:span></text:span></text:p>
      <text:p text:style-name="P14"><text:span text:style-name="Source_20_Text"><text:span text:style-name="T7"><text:s text:c="2"/></text:span></text:span><text:span text:style-name="Source_20_Text"><text:span text:style-name="T10">STDERR</text:span></text:span><text:span text:style-name="Source_20_Text"><text:span text:style-name="T5">.</text:span></text:span><text:span text:style-name="Source_20_Text"><text:span text:style-name="T11">puts</text:span></text:span><text:span text:style-name="Source_20_Text"><text:span text:style-name="T5"> request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5">response </text:span></text:span><text:span text:style-name="Source_20_Text"><text:span text:style-name="T6">=</text:span></text:span><text:span text:style-name="Source_20_Text"><text:span text:style-name="T5"> </text:span></text:span><text:span text:style-name="Source_20_Text"><text:span text:style-name="T8">"Hello World!\n"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We need to include the Content-Type and Content-Length headers</text:span></text:span></text:p>
      <text:p text:style-name="P14"><text:span text:style-name="Source_20_Text"><text:span text:style-name="T7"><text:s text:c="2"/></text:span></text:span><text:span text:style-name="Source_20_Text"><text:span text:style-name="T9"># to let the client know the size and type of data</text:span></text:span></text:p>
      <text:p text:style-name="P14"><text:span text:style-name="Source_20_Text"><text:span text:style-name="T7"><text:s text:c="2"/></text:span></text:span><text:span text:style-name="Source_20_Text"><text:span text:style-name="T9"># contained in the response. Note that HTTP is whitespace</text:span></text:span></text:p>
      <text:p text:style-name="P14"><text:span text:style-name="Source_20_Text"><text:span text:style-name="T7"><text:s text:c="2"/></text:span></text:span><text:span text:style-name="Source_20_Text"><text:span text:style-name="T9"># sensitive, and expects each header line to end with CRLF (i.e. "\r\n")</text:span></text:span></text:p>
      <text:p text:style-name="P14"><text:span text:style-name="Source_20_Text"><text:span text:style-name="T7"><text:s text:c="2"/></text:span></text:span><text:span text:style-name="Source_20_Text"><text:span text:style-name="T5">socket.</text:span></text:span><text:span text:style-name="Source_20_Text"><text:span text:style-name="T11">print</text:span></text:span><text:span text:style-name="Source_20_Text"><text:span text:style-name="T5"> </text:span></text:span><text:span text:style-name="Source_20_Text"><text:span text:style-name="T8">"HTTP/1.1 200 OK\r\n"</text:span></text:span><text:span text:style-name="Source_20_Text"><text:span text:style-name="T5"> </text:span></text:span><text:span text:style-name="Source_20_Text"><text:span text:style-name="T6">+</text:span></text:span></text:p>
      <text:p text:style-name="P14"><text:span text:style-name="Source_20_Text"><text:span text:style-name="T7"><text:s text:c="15"/></text:span></text:span><text:span text:style-name="Source_20_Text"><text:span text:style-name="T8">"Content-Type: text/plain\r\n"</text:span></text:span><text:span text:style-name="Source_20_Text"><text:span text:style-name="T5"> </text:span></text:span><text:span text:style-name="Source_20_Text"><text:span text:style-name="T6">+</text:span></text:span></text:p>
      <text:p text:style-name="P14"><text:span text:style-name="Source_20_Text"><text:span text:style-name="T7"><text:s text:c="15"/></text:span></text:span><text:span text:style-name="Source_20_Text"><text:span text:style-name="T8">"Content-Length: #{</text:span></text:span><text:span text:style-name="Source_20_Text"><text:span text:style-name="T5">response.</text:span></text:span><text:span text:style-name="Source_20_Text"><text:span text:style-name="T11">bytesize</text:span></text:span><text:span text:style-name="Source_20_Text"><text:span text:style-name="T8">}\r\n"</text:span></text:span><text:span text:style-name="Source_20_Text"><text:span text:style-name="T5"> </text:span></text:span><text:span text:style-name="Source_20_Text"><text:span text:style-name="T6">+</text:span></text:span></text:p>
      <text:p text:style-name="P14"><text:span text:style-name="Source_20_Text"><text:span text:style-name="T7"><text:s text:c="15"/></text:span></text:span><text:span text:style-name="Source_20_Text"><text:span text:style-name="T8">"Connection: close\r\n"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Print a blank line to separate the header from the response body,</text:span></text:span></text:p>
      <text:p text:style-name="P14"><text:span text:style-name="Source_20_Text"><text:span text:style-name="T7"><text:s text:c="2"/></text:span></text:span><text:span text:style-name="Source_20_Text"><text:span text:style-name="T9"># as required by the protocol.</text:span></text:span></text:p>
      <text:p text:style-name="P14"><text:span text:style-name="Source_20_Text"><text:span text:style-name="T7"><text:s text:c="2"/></text:span></text:span><text:span text:style-name="Source_20_Text"><text:span text:style-name="T5">socket.</text:span></text:span><text:span text:style-name="Source_20_Text"><text:span text:style-name="T11">print</text:span></text:span><text:span text:style-name="Source_20_Text"><text:span text:style-name="T5"> </text:span></text:span><text:span text:style-name="Source_20_Text"><text:span text:style-name="T8">"\r\n"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Print the actual response body, which is just "Hello World!\n"</text:span></text:span></text:p>
      <text:p text:style-name="P14"><text:span text:style-name="Source_20_Text"><text:span text:style-name="T7"><text:s text:c="2"/></text:span></text:span><text:span text:style-name="Source_20_Text"><text:span text:style-name="T5">socket.</text:span></text:span><text:span text:style-name="Source_20_Text"><text:span text:style-name="T11">print</text:span></text:span><text:span text:style-name="Source_20_Text"><text:span text:style-name="T5"> response</text:span></text:span></text:p>
      <text:p text:style-name="P14"/>
      <text:p text:style-name="P14"><text:span text:style-name="Source_20_Text"><text:span text:style-name="T7"><text:s text:c="2"/></text:span></text:span><text:span text:style-name="Source_20_Text"><text:span text:style-name="T9"># Close the socket, terminating the connection</text:span></text:span></text:p>
      <text:p text:style-name="P14"><text:soft-page-break/><text:span text:style-name="Source_20_Text"><text:span text:style-name="T7"><text:s text:c="2"/></text:span></text:span><text:span text:style-name="Source_20_Text"><text:span text:style-name="T5">socket.</text:span></text:span><text:span text:style-name="Source_20_Text"><text:span text:style-name="T11">close</text:span></text:span></text:p>
      <text:p text:style-name="P14"><text:span text:style-name="Source_20_Text"><text:span text:style-name="T6">end</text:span>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inherit" svg:font-family="inherit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8:28:28.185471668</meta:creation-date>
    <dc:date>2016-11-18T10:00:26.365697037</dc:date>
    <meta:editing-duration>PT40M35S</meta:editing-duration>
    <meta:editing-cycles>4</meta:editing-cycles>
    <meta:generator>LibreOffice/5.2.3.2$Linux_X86_64 LibreOffice_project/20m0$Build-2</meta:generator>
    <meta:document-statistic meta:table-count="0" meta:image-count="0" meta:object-count="0" meta:page-count="4" meta:paragraph-count="94" meta:word-count="486" meta:character-count="3345" meta:non-whitespace-character-count="2787"/>
  </office:meta>
</office:document-meta>
</file>